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030d" officeooo:paragraph-rsid="000d030d"/>
    </style:style>
    <style:style style:name="P2" style:family="paragraph" style:parent-style-name="Standard">
      <style:text-properties officeooo:rsid="000d2f40" officeooo:paragraph-rsid="000d2f40"/>
    </style:style>
    <style:style style:name="P3" style:family="paragraph" style:parent-style-name="Standard">
      <style:text-properties officeooo:rsid="000d2f40" officeooo:paragraph-rsid="000d2f40"/>
    </style:style>
    <style:style style:name="P4" style:family="paragraph" style:parent-style-name="Standard">
      <style:text-properties officeooo:rsid="000d8588" officeooo:paragraph-rsid="000d8588"/>
    </style:style>
    <style:style style:name="P5" style:family="paragraph" style:parent-style-name="Standard">
      <style:text-properties fo:font-style="italic" officeooo:rsid="000d8588" officeooo:paragraph-rsid="000d8588" style:font-style-asian="italic" style:font-style-complex="italic"/>
    </style:style>
    <style:style style:name="P6" style:family="paragraph" style:parent-style-name="Standard">
      <style:text-properties fo:font-style="normal" officeooo:rsid="000d8588" officeooo:paragraph-rsid="000d8588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4101</text:p>
      <text:p text:style-name="P1"/>
      <text:p text:style-name="P1"/>
      <text:p text:style-name="P1"/>
      <text:p text:style-name="P2">“Architecture des cours”:</text:p>
      <text:p text:style-name="P1"/>
      <text:p text:style-name="P2">1 – Le Web et HTTP</text:p>
      <text:p text:style-name="P2">2 – Serveur Web, middleware côté serveur, MVC et framework Symfony</text:p>
      <text:p text:style-name="P2">3 – Interface utilisateur, présentation HTML et CSS, templates</text:p>
      <text:p text:style-name="P2">4 – Formulaires et dynamique de transaction associée</text:p>
      <text:p text:style-name="P2">5 – Gestion des sessions, autorisations et de la sécurité</text:p>
      <text:p text:style-name="P2">6 – Interfaces utilisateur dynamiques côté client</text:p>
      <text:p text:style-name="P2"/>
      <text:p text:style-name="P2">1 mini-projet</text:p>
      <text:p text:style-name="P2"/>
      <text:p text:style-name="P2">(utilisation d'Eclipse)</text:p>
      <text:p text:style-name="P2"/>
      <text:p text:style-name="P2"/>
      <text:p text:style-name="P2">Christian BAC</text:p>
      <text:p text:style-name="P2">Olivier BERGER</text:p>
      <text:p text:style-name="P2"/>
      <text:p text:style-name="P2"/>
      <text:p text:style-name="P2">10 groupes → jsuis dans le 7</text:p>
      <text:p text:style-name="P2"/>
      <text:p text:style-name="P2"/>
      <text:p text:style-name="P2"/>
      <text:p text:style-name="P4">Inventaire utilisation du web en 24h</text:p>
      <text:p text:style-name="P5">Site, appli, décompte, client, adresse ip, localisation, cookies</text:p>
      <text:p text:style-name="P5"/>
      <text:p text:style-name="P6"/>
      <text:p text:style-name="P6"/>
      <text:p text:style-name="P6">si BYOD:</text:p>
      <text:p text:style-name="P6">-Firefox ou Chrome</text:p>
      <text:p text:style-name="P6">-Bash</text:p>
      <text:p text:style-name="P6">-install PHP</text:p>
      <text:p text:style-name="P6">-install Eclipse</text:p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6:29:43.089000000</meta:creation-date>
    <dc:date>2016-09-13T17:51:06.371000000</dc:date>
    <meta:editing-duration>PT58M25S</meta:editing-duration>
    <meta:editing-cycles>2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20" meta:word-count="88" meta:character-count="586" meta:non-whitespace-character-count="512"/>
  </office:meta>
</office:document-meta>
</file>